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9*"/>
    </style:style>
    <style:style style:name="Table5.B" style:family="table-column">
      <style:table-column-properties style:column-width="1.9cm" style:rel-column-width="932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69fb3" officeooo:paragraph-rsid="00391a2c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47e25e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613477" style:font-size-asian="10pt" style:font-size-complex="10pt"/>
    </style:style>
    <style:style style:name="P5" style:family="paragraph" style:parent-style-name="Standard">
      <style:text-properties fo:font-size="10pt" fo:language="en" fo:country="US" officeooo:rsid="002b1170" officeooo:paragraph-rsid="0047e25e" style:font-size-asian="10pt" style:font-size-complex="10pt"/>
    </style:style>
    <style:style style:name="P6" style:family="paragraph" style:parent-style-name="Standard">
      <style:text-properties fo:font-size="10pt" fo:language="en" fo:country="US" officeooo:rsid="002b1170" officeooo:paragraph-rsid="00613477" style:font-size-asian="10pt" style:font-size-complex="10pt"/>
    </style:style>
    <style:style style:name="P7" style:family="paragraph" style:parent-style-name="Standard">
      <style:text-properties fo:font-size="10pt" fo:language="en" fo:country="US" officeooo:rsid="004cef75" officeooo:paragraph-rsid="004cef75" style:font-size-asian="10pt" style:font-size-complex="10pt"/>
    </style:style>
    <style:style style:name="P8" style:family="paragraph" style:parent-style-name="Standard">
      <style:text-properties fo:font-size="10pt" fo:language="en" fo:country="US" officeooo:rsid="004cef75" officeooo:paragraph-rsid="00613477" style:font-size-asian="10pt" style:font-size-complex="10pt"/>
    </style:style>
    <style:style style:name="P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0" style:family="paragraph" style:parent-style-name="Standard">
      <style:text-properties fo:font-size="10pt" fo:language="en" fo:country="US" officeooo:rsid="0019c138" officeooo:paragraph-rsid="00613477" style:font-size-asian="10pt" style:font-size-complex="10pt"/>
    </style:style>
    <style:style style:name="P11" style:family="paragraph" style:parent-style-name="Standard">
      <style:text-properties fo:font-size="10pt" fo:language="en" fo:country="US" officeooo:rsid="0047e25e" officeooo:paragraph-rsid="002b1170" style:font-size-asian="10pt" style:font-size-complex="10pt"/>
    </style:style>
    <style:style style:name="P12" style:family="paragraph" style:parent-style-name="Standard">
      <style:text-properties fo:font-size="10pt" fo:language="en" fo:country="US" officeooo:rsid="0047e25e" officeooo:paragraph-rsid="00613477" style:font-size-asian="10pt" style:font-size-complex="10pt"/>
    </style:style>
    <style:style style:name="P13" style:family="paragraph" style:parent-style-name="Standard">
      <style:text-properties fo:font-size="10pt" officeooo:paragraph-rsid="004cef75" style:font-size-asian="10pt" style:font-size-complex="10pt"/>
    </style:style>
    <style:style style:name="P14" style:family="paragraph" style:parent-style-name="Standard">
      <style:text-properties fo:font-size="10pt" officeooo:rsid="004e88b1" officeooo:paragraph-rsid="004e88b1" style:font-size-asian="10pt" style:font-size-complex="10pt"/>
    </style:style>
    <style:style style:name="P15" style:family="paragraph" style:parent-style-name="Standard">
      <style:text-properties fo:font-size="10pt" officeooo:rsid="004e88b1" officeooo:paragraph-rsid="00613477" style:font-size-asian="10pt" style:font-size-complex="10pt"/>
    </style:style>
    <style:style style:name="P16" style:family="paragraph" style:parent-style-name="Standard">
      <style:text-properties fo:font-size="10pt" officeooo:paragraph-rsid="00613477" style:font-size-asian="10pt" style:font-size-complex="10pt"/>
    </style:style>
    <style:style style:name="P17" style:family="paragraph" style:parent-style-name="Standard">
      <style:text-properties officeooo:rsid="00613477" officeooo:paragraph-rsid="00613477"/>
    </style:style>
    <style:style style:name="P18" style:family="paragraph" style:parent-style-name="Table_20_Contents">
      <style:text-properties fo:font-size="10pt" fo:language="en" fo:country="US" officeooo:rsid="003e468c" officeooo:paragraph-rsid="0047e25e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e468c" officeooo:paragraph-rsid="004d0f1d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e468c" officeooo:paragraph-rsid="00613477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2d609f" officeooo:paragraph-rsid="0047e25e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2d609f" officeooo:paragraph-rsid="004e88b1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2d609f" officeooo:paragraph-rsid="00613477" style:font-size-asian="10pt" style:font-size-complex="10pt"/>
    </style:style>
    <style:style style:name="P24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357504" officeooo:paragraph-rsid="005a2fc7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357504" officeooo:paragraph-rsid="00613477" style:font-size-asian="10pt" style:font-size-complex="10pt"/>
    </style:style>
    <style:style style:name="P27" style:family="paragraph" style:parent-style-name="Table_20_Contents">
      <style:text-properties fo:font-size="10pt" fo:language="en" fo:country="US" officeooo:paragraph-rsid="0047e25e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47e25e" officeooo:paragraph-rsid="004cb71e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47e25e" officeooo:paragraph-rsid="00613477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494d4a" officeooo:paragraph-rsid="00494d4a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494d4a" officeooo:paragraph-rsid="00613477" style:font-size-asian="10pt" style:font-size-complex="10pt"/>
    </style:style>
    <style:style style:name="P32" style:family="paragraph" style:parent-style-name="Table_20_Contents">
      <style:text-properties fo:font-size="10pt" fo:language="en" fo:country="US" officeooo:rsid="004a4edc" officeooo:paragraph-rsid="004a4edc" style:font-size-asian="10pt" style:font-size-complex="10pt"/>
    </style:style>
    <style:style style:name="P33" style:family="paragraph" style:parent-style-name="Table_20_Contents">
      <style:text-properties fo:font-size="10pt" fo:language="en" fo:country="US" officeooo:rsid="004a4edc" officeooo:paragraph-rsid="004ed7e5" style:font-size-asian="10pt" style:font-size-complex="10pt"/>
    </style:style>
    <style:style style:name="P34" style:family="paragraph" style:parent-style-name="Table_20_Contents">
      <style:text-properties fo:font-size="10pt" fo:language="en" fo:country="US" officeooo:rsid="004a4edc" officeooo:paragraph-rsid="00613477" style:font-size-asian="10pt" style:font-size-complex="10pt"/>
    </style:style>
    <style:style style:name="P35" style:family="paragraph" style:parent-style-name="Table_20_Contents">
      <style:text-properties fo:font-size="10pt" fo:language="en" fo:country="US" officeooo:paragraph-rsid="004cef75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4cef75" officeooo:paragraph-rsid="004cef75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4cef75" officeooo:paragraph-rsid="00613477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4cef75" officeooo:paragraph-rsid="0055d859" style:font-size-asian="10pt" style:font-size-complex="10pt"/>
    </style:style>
    <style:style style:name="P39" style:family="paragraph" style:parent-style-name="Table_20_Contents">
      <style:text-properties fo:font-size="10pt" fo:language="en" fo:country="US" officeooo:rsid="004d0f1d" officeooo:paragraph-rsid="004d0f1d" style:font-size-asian="10pt" style:font-size-complex="10pt"/>
    </style:style>
    <style:style style:name="P40" style:family="paragraph" style:parent-style-name="Table_20_Contents">
      <style:text-properties fo:font-size="10pt" fo:language="en" fo:country="US" officeooo:rsid="004d0f1d" officeooo:paragraph-rsid="00613477" style:font-size-asian="10pt" style:font-size-complex="10pt"/>
    </style:style>
    <style:style style:name="P41" style:family="paragraph" style:parent-style-name="Table_20_Contents">
      <style:text-properties fo:font-size="10pt" fo:language="en" fo:country="US" officeooo:paragraph-rsid="004e88b1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53385a" officeooo:paragraph-rsid="0053385a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53385a" officeooo:paragraph-rsid="00613477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55c52c" officeooo:paragraph-rsid="0055d859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55c52c" officeooo:paragraph-rsid="00613477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5a7458" officeooo:paragraph-rsid="005a7458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5a7458" officeooo:paragraph-rsid="0062043a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5d3320" officeooo:paragraph-rsid="005d3320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5d3320" officeooo:paragraph-rsid="00613477" style:font-size-asian="10pt" style:font-size-complex="10pt"/>
    </style:style>
    <style:style style:name="P50" style:family="paragraph" style:parent-style-name="Table_20_Contents">
      <style:text-properties fo:font-size="10pt" fo:language="en" fo:country="US" officeooo:paragraph-rsid="00613477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e468c"/>
    </style:style>
    <style:style style:name="T3" style:family="text">
      <style:text-properties officeooo:rsid="0047e25e"/>
    </style:style>
    <style:style style:name="T4" style:family="text">
      <style:text-properties officeooo:rsid="00494d4a"/>
    </style:style>
    <style:style style:name="T5" style:family="text">
      <style:text-properties officeooo:rsid="004bbdb4"/>
    </style:style>
    <style:style style:name="T6" style:family="text">
      <style:text-properties officeooo:rsid="004cb71e"/>
    </style:style>
    <style:style style:name="T7" style:family="text">
      <style:text-properties officeooo:rsid="004ed7e5"/>
    </style:style>
    <style:style style:name="T8" style:family="text">
      <style:text-properties officeooo:rsid="006204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SERVICE, VERSION</text:span> <text:span text:style-name="T1"><text:s text:c="114"/></text:span></text:p>
      <text:p text:style-name="P1"/>
      <text:p text:style-name="P11">RELEAS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COMPLETE CURRENT SPRINT</text:p>
          </table:table-cell>
          <table:table-cell table:style-name="Table1.B1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9">START NEW SPRINT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8">ALL CHANGES ON DEVELOP BRANCH <text:span text:style-name="T6">(FEATURES)</text:span>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2">CHECK <text:span text:style-name="T5">VERSION </text:span>IN CHANGELOG <text:span text:style-name="T7">FILE</text:span>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3">CHECK RELEASE DATE IN CHANGELOG <text:span text:style-name="T7">FILE</text:span>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42">CHECK VERSION IN FILES (package.json, build.gradle, ...)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8"><text:span text:style-name="T4">DELETE OLD </text:span>RELEASE BRANCH <text:span text:style-name="T3">IF NECESSARY</text:span>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9">CREATE RELEASE BRANCH</text:p>
          </table:table-cell>
          <table:table-cell table:style-name="Table1.B2" office:value-type="string">
            <text:p text:style-name="P24"/>
          </table:table-cell>
        </table:table-row>
      </table:table>
      <text:p text:style-name="P1"/>
      <text:p text:style-name="P5">DEPLOYMENT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LOCAL BUILD WITHOUT ERRORS</text:p>
          </table:table-cell>
          <table:table-cell table:style-name="Table2.B1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1">CI/CD ENVIRONMENT ACCESSIBLE</text:p>
          </table:table-cell>
          <table:table-cell table:style-name="Table2.B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1">BUILD ON CI/CD ENVIRONMENT WITHOUT ERRORS</text:p>
          </table:table-cell>
          <table:table-cell table:style-name="Table2.B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1">CORRECT VERSION DEPLOYED ON TEST ENVIRONMENT</text:p>
          </table:table-cell>
          <table:table-cell table:style-name="Table2.B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30">SEND RELEASE LETTER IF NECESSARY</text:p>
          </table:table-cell>
          <table:table-cell table:style-name="Table2.B2" office:value-type="string">
            <text:p text:style-name="P27"/>
          </table:table-cell>
        </table:table-row>
      </table:table>
      <text:p text:style-name="P3"/>
      <text:p text:style-name="P7">TEST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ADD TEST INSTRUCTION TO ISSUE / FOR FEATURE</text:p>
          </table:table-cell>
          <table:table-cell table:style-name="Table3.B1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38">PREPARE TEST DATA FOR TESTING</text:p>
          </table:table-cell>
          <table:table-cell table:style-name="Table3.B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36">ASSIGN ISSUES / FEATURES FOR TESTING</text:p>
          </table:table-cell>
          <table:table-cell table:style-name="Table3.B2" office:value-type="string">
            <text:p text:style-name="P35"/>
          </table:table-cell>
        </table:table-row>
      </table:table>
      <text:p text:style-name="P13"/>
      <text:p text:style-name="P14">ROLLOUT</text:p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CORRECT VERSION DEPLOYED ON PRODUCTION ENVIRONMENT</text:p>
          </table:table-cell>
          <table:table-cell table:style-name="Table4.B1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6"><text:span text:style-name="T8">FINISH RELEASE (</text:span>MERGE BRANCH INTO <text:span text:style-name="T8">DEVELOP AND </text:span>MASTER<text:span text:style-name="T8">)</text:span></text:p>
          </table:table-cell>
          <table:table-cell table:style-name="Table4.B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48">TAG VERSION ON MASTER BRANCH</text:p>
          </table:table-cell>
          <table:table-cell table:style-name="Table4.B2" office:value-type="string">
            <text:p text:style-name="P41"/>
          </table:table-cell>
        </table:table-row>
        <table:table-row>
          <table:table-cell table:style-name="Table4.A2" office:value-type="string">
            <text:p text:style-name="P25">DELETE <text:span text:style-name="T2">RELEASE BRANCH </text:span>IF NECESSARY</text:p>
          </table:table-cell>
          <table:table-cell table:style-name="Table4.B2" office:value-type="string">
            <text:p text:style-name="P41"/>
          </table:table-cell>
        </table:table-row>
      </table:table>
      <text:p text:style-name="P17"/>
      <text:p text:style-name="P17"/>
      <text:p text:style-name="P17"/>
      <text:p text:style-name="P10"><text:span text:style-name="T3">SERVICE, VERSION</text:span> <text:span text:style-name="T1"><text:s text:c="114"/></text:span></text:p>
      <text:p text:style-name="P4"/>
      <text:p text:style-name="P12">RELEASE</text:p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0">COMPLETE CURRENT SPRINT</text:p>
          </table:table-cell>
          <table:table-cell table:style-name="Table5.B1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40">START NEW SPRINT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29">ALL CHANGES ON DEVELOP BRANCH <text:span text:style-name="T6">(FEATURES)</text:span>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34">CHECK <text:span text:style-name="T5">VERSION </text:span>IN CHANGELOG <text:span text:style-name="T7">FILE</text:span>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34">CHECK RELEASE DATE IN CHANGELOG <text:span text:style-name="T7">FILE</text:span>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43">CHECK VERSION IN FILES (package.json, build.gradle, ...)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20"><text:span text:style-name="T4">DELETE OLD </text:span>RELEASE BRANCH <text:span text:style-name="T3">IF NECESSARY</text:span>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20">CREATE RELEASE BRANCH</text:p>
          </table:table-cell>
          <table:table-cell table:style-name="Table5.B2" office:value-type="string">
            <text:p text:style-name="P50"/>
          </table:table-cell>
        </table:table-row>
      </table:table>
      <text:p text:style-name="P4"/>
      <text:p text:style-name="P6">DEPLOYMENT</text:p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LOCAL BUILD WITHOUT ERRORS</text:p>
          </table:table-cell>
          <table:table-cell table:style-name="Table6.B1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23">CI/CD ENVIRONMENT ACCESSIBLE</text:p>
          </table:table-cell>
          <table:table-cell table:style-name="Table6.B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23">BUILD ON CI/CD ENVIRONMENT WITHOUT ERRORS</text:p>
          </table:table-cell>
          <table:table-cell table:style-name="Table6.B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23">CORRECT VERSION DEPLOYED ON TEST ENVIRONMENT</text:p>
          </table:table-cell>
          <table:table-cell table:style-name="Table6.B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31">SEND RELEASE LETTER IF NECESSARY</text:p>
          </table:table-cell>
          <table:table-cell table:style-name="Table6.B2" office:value-type="string">
            <text:p text:style-name="P50"/>
          </table:table-cell>
        </table:table-row>
      </table:table>
      <text:p text:style-name="P4"/>
      <text:p text:style-name="P8">TEST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5">ADD TEST INSTRUCTION TO ISSUE / FOR FEATURE</text:p>
          </table:table-cell>
          <table:table-cell table:style-name="Table7.B1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37">PREPARE TEST DATA FOR TESTING</text:p>
          </table:table-cell>
          <table:table-cell table:style-name="Table7.B2" office:value-type="string">
            <text:p text:style-name="P50"/>
          </table:table-cell>
        </table:table-row>
        <table:table-row>
          <table:table-cell table:style-name="Table7.A2" office:value-type="string">
            <text:p text:style-name="P37">ASSIGN ISSUES / FEATURES FOR TESTING</text:p>
          </table:table-cell>
          <table:table-cell table:style-name="Table7.B2" office:value-type="string">
            <text:p text:style-name="P50"/>
          </table:table-cell>
        </table:table-row>
      </table:table>
      <text:p text:style-name="P16"/>
      <text:p text:style-name="P15">ROLLOUT</text:p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CORRECT VERSION DEPLOYED ON PRODUCTION ENVIRONMENT</text:p>
          </table:table-cell>
          <table:table-cell table:style-name="Table8.B1" office:value-type="string">
            <text:p text:style-name="P50"/>
          </table:table-cell>
        </table:table-row>
        <table:table-row>
          <table:table-cell table:style-name="Table8.A2" office:value-type="string">
            <text:p text:style-name="P47"><text:span text:style-name="T8">FINISH RELEASE (</text:span>MERGE BRANCH INTO <text:span text:style-name="T8">DEVELOP AND </text:span>MASTER<text:span text:style-name="T8">)</text:span></text:p>
          </table:table-cell>
          <table:table-cell table:style-name="Table8.B2" office:value-type="string">
            <text:p text:style-name="P50"/>
          </table:table-cell>
        </table:table-row>
        <table:table-row>
          <table:table-cell table:style-name="Table8.A2" office:value-type="string">
            <text:p text:style-name="P49">TAG VERSION ON MASTER BRANCH</text:p>
          </table:table-cell>
          <table:table-cell table:style-name="Table8.B2" office:value-type="string">
            <text:p text:style-name="P50"/>
          </table:table-cell>
        </table:table-row>
        <table:table-row>
          <table:table-cell table:style-name="Table8.A2" office:value-type="string">
            <text:p text:style-name="P26">DELETE <text:span text:style-name="T2">RELEASE BRANCH </text:span>IF NECESSARY</text:p>
          </table:table-cell>
          <table:table-cell table:style-name="Table8.B2" office:value-type="string">
            <text:p text:style-name="P5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3T18:53:09.878191540</dc:date>
    <meta:editing-duration>PT1H26M36S</meta:editing-duration>
    <meta:editing-cycles>65</meta:editing-cycles>
    <meta:generator>LibreOffice/5.1.6.2$Linux_X86_64 LibreOffice_project/10m0$Build-2</meta:generator>
    <meta:document-statistic meta:table-count="8" meta:image-count="0" meta:object-count="0" meta:page-count="1" meta:paragraph-count="50" meta:word-count="224" meta:character-count="1728" meta:non-whitespace-character-count="1324"/>
  </office:meta>
</office:document-meta>
</file>